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4e9a0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fff200" style:text-align-source="fix" style:repeat-content="false" fo:wrap-option="no-wrap" fo:border="0.06pt solid #4e9a0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e181e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99pt double #72bf44" style:border-line-width="0.26mm 0.04mm 0.53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ackground-color="#fff200" style:text-align-source="fix" style:repeat-content="false" fo:wrap-option="no-wrap" fo:border="0.99pt double #72bf44" style:border-line-width="0.26mm 0.04mm 0.53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/>
    </style:style>
    <style:style style:name="ce17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a65d"/>
    </style:style>
    <style:style style:name="ce18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356.56mm" svg:height="129.79mm" svg:x="1.65mm" svg:y="78.82mm">
            <draw:object draw:notify-on-update-of-ranges="Лист1.A1:Лист1.A1 Лист1.A2:Лист1.A13 Лист1.L1:Лист1.L1 Лист1.L2:Лист1.L13 Лист1.M1:Лист1.M1 Лист1.M2:Лист1.M13 Лист1.B1:Лист1.B1 Лист1.B2:Лист1.B13 Лист1.C1:Лист1.C1 Лист1.C2:Лист1.C13 Лист1.D1:Лист1.D1 Лист1.D2:Лист1.D13 Лист1.E1:Лист1.E1 Лист1.E2:Лист1.E13 Лист1.F1:Лист1.F1 Лист1.F2:Лист1.F13 Лист1.G1:Лист1.G1 Лист1.G2:Лист1.G13 Лист1.H1:Лист1.H1 Лист1.H2:Лист1.H13 Лист1.I1:Лист1.I1 Лист1.I2:Лист1.I13 Лист1.J1:Лист1.J1 Лист1.J2:Лист1.J13 Лист1.K1:Лист1.K1 Лист1.K2:Лист1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1.06mm" svg:height="135.65mm" svg:x="0.83mm" svg:y="216.52mm">
            <draw:object draw:notify-on-update-of-ranges="Лист1.A1:Лист1.A1 Лист1.A2:Лист1.A13 Лист1.B1:Лист1.B1 Лист1.B2:Лист1.B13 Лист1.C1:Лист1.C1 Лист1.C2:Лист1.C13 Лист1.D1:Лист1.D1 Лист1.D2:Лист1.D13 Лист1.E1:Лист1.E1 Лист1.E2:Лист1.E13 Лист1.F1:Лист1.F1 Лист1.F2:Лист1.F13 Лист1.G1:Лист1.G1 Лист1.G2:Лист1.G13 Лист1.H1:Лист1.H1 Лист1.H2:Лист1.H13 Лист1.I1:Лист1.I1 Лист1.I2:Лист1.I13 Лист1.J1:Лист1.J1 Лист1.J2:Лист1.J13 Лист1.K1:Лист1.K1 Лист1.K2:Лист1.K13 Лист1.L1:Лист1.L1 Лист1.L2:Лист1.L13 Лист1.M1:Лист1.M1 Лист1.M2:Лист1.M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Амперы</text:p>
          </table:table-cell>
          <table:table-cell table:style-name="ce2" office:value-type="string" calcext:value-type="string">
            <text:p>Тр1 10к/1к</text:p>
          </table:table-cell>
          <table:table-cell table:style-name="ce2" office:value-type="string" calcext:value-type="string">
            <text:p>Тр2</text:p>
          </table:table-cell>
          <table:table-cell table:style-name="ce2" office:value-type="string" calcext:value-type="string">
            <text:p>Тр3</text:p>
          </table:table-cell>
          <table:table-cell table:style-name="ce2" office:value-type="string" calcext:value-type="string">
            <text:p>Тр4</text:p>
          </table:table-cell>
          <table:table-cell table:style-name="ce2" office:value-type="string" calcext:value-type="string">
            <text:p>Тр5</text:p>
          </table:table-cell>
          <table:table-cell table:style-name="ce2" office:value-type="string" calcext:value-type="string">
            <text:p>Тр6</text:p>
          </table:table-cell>
          <table:table-cell table:style-name="ce2" office:value-type="string" calcext:value-type="string">
            <text:p>Тр7</text:p>
          </table:table-cell>
          <table:table-cell table:style-name="ce2" office:value-type="string" calcext:value-type="string">
            <text:p>Тр8</text:p>
          </table:table-cell>
          <table:table-cell table:style-name="ce2" office:value-type="string" calcext:value-type="string">
            <text:p>Тр9</text:p>
          </table:table-cell>
          <table:table-cell table:style-name="ce2" office:value-type="string" calcext:value-type="string">
            <text:p>Тр10</text:p>
          </table:table-cell>
          <table:table-cell table:style-name="ce6" office:value-type="string" calcext:value-type="string">
            <text:p>Тр1 10к/3,3к</text:p>
          </table:table-cell>
          <table:table-cell table:style-name="ce15" office:value-type="string" calcext:value-type="string">
            <text:p>Тр1 10к/2,5к</text:p>
          </table:table-cell>
          <table:table-cell table:number-columns-repeated="1011"/>
        </table:table-row>
        <table:table-row table:style-name="ro1">
          <table:table-cell table:number-columns-repeated="11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148" calcext:value-type="float">
            <text:p>148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1011"/>
        </table:table-row>
        <table:table-row table:style-name="ro1"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177" calcext:value-type="float">
            <text:p>177</text:p>
          </table:table-cell>
          <table:table-cell table:style-name="ce15" office:value-type="float" office:value="152" calcext:value-type="float">
            <text:p>152</text:p>
          </table:table-cell>
          <table:table-cell table:number-columns-repeated="1011"/>
        </table:table-row>
        <table:table-row table:style-name="ro1"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246" calcext:value-type="float">
            <text:p>246</text:p>
          </table:table-cell>
          <table:table-cell table:style-name="ce15" office:value-type="float" office:value="208" calcext:value-type="float">
            <text:p>208</text:p>
          </table:table-cell>
          <table:table-cell table:number-columns-repeated="1011"/>
        </table:table-row>
        <table:table-row table:style-name="ro1"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557" calcext:value-type="float">
            <text:p>557</text:p>
          </table:table-cell>
          <table:table-cell table:style-name="ce15" office:value-type="float" office:value="462" calcext:value-type="float">
            <text:p>462</text:p>
          </table:table-cell>
          <table:table-cell table:number-columns-repeated="1011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730" calcext:value-type="float">
            <text:p>730</text:p>
          </table:table-cell>
          <table:table-cell table:style-name="ce15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10" calcext:value-type="float">
            <text:p>310</text:p>
          </table:table-cell>
          <table:table-cell table:style-name="ce6" office:value-type="float" office:value="838" calcext:value-type="float">
            <text:p>838</text:p>
          </table:table-cell>
          <table:table-cell table:style-name="ce15" office:value-type="float" office:value="685" calcext:value-type="float">
            <text:p>685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9"/>
          <table:table-cell table:style-name="ce6" office:value-type="float" office:value="920" calcext:value-type="float">
            <text:p>920</text:p>
          </table:table-cell>
          <table:table-cell table:style-name="ce15" office:value-type="float" office:value="750" calcext:value-type="float">
            <text:p>750</text:p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B9]-[.B8]+[.B9]" office:value-type="float" office:value="356" calcext:value-type="float">
            <text:p>356</text:p>
          </table:table-cell>
          <table:table-cell table:number-columns-repeated="9"/>
          <table:table-cell table:style-name="ce7" table:formula="of:=[.L9]-[.L8]+[.L9]" office:value-type="float" office:value="1002" calcext:value-type="float">
            <text:p>1002</text:p>
          </table:table-cell>
          <table:table-cell table:style-name="ce16" table:formula="of:=[.M9]-[.M8]+[.M9]" office:value-type="float" office:value="815" calcext:value-type="float">
            <text:p>815</text:p>
          </table:table-cell>
          <table:table-cell table:number-columns-repeated="10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([.B9]-[.B8])/4+[.B10]" office:value-type="float" office:value="365.5" calcext:value-type="float">
            <text:p>365,5</text:p>
          </table:table-cell>
          <table:table-cell table:number-columns-repeated="9"/>
          <table:table-cell table:style-name="ce7" table:formula="of:=([.L9]-[.L8])/4+[.L10]" office:value-type="float" office:value="1022.5" calcext:value-type="float">
            <text:p>1022,5</text:p>
          </table:table-cell>
          <table:table-cell table:style-name="ce16" table:formula="of:=([.M9]-[.M8])/4+[.M10]" office:value-type="float" office:value="831.25" calcext:value-type="float">
            <text:p>831,25</text:p>
          </table:table-cell>
          <table:table-cell table:number-columns-repeated="101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table:formula="of:=([.B9]-[.B8])/4*12+[.B9]" office:value-type="float" office:value="432" calcext:value-type="float">
            <text:p>432</text:p>
          </table:table-cell>
          <table:table-cell table:number-columns-repeated="9"/>
          <table:table-cell table:style-name="ce7"/>
          <table:table-cell table:style-name="ce16" table:formula="of:=([.M9]-[.M8])/4*12+[.M10]" office:value-type="float" office:value="1010" calcext:value-type="float">
            <text:p>1010</text:p>
          </table:table-cell>
          <table:table-cell table:number-columns-repeated="101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formula="of:=([.B9]-[.B8])/4*70+[.B10]"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90 А * 220 В = 19800 Вт </text:p>
          </table:table-cell>
          <table:table-cell table:number-columns-repeated="9"/>
          <table:table-cell table:style-name="ce14" office:value-type="string" calcext:value-type="string">
            <text:p>21 А * 220 В=4620 Вт</text:p>
          </table:table-cell>
          <table:table-cell table:style-name="ce17" office:value-type="string" calcext:value-type="string">
            <text:p>32 А * 220 В=7040 Вт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Расчетный максимум 19,8 кВт</text:p>
          </table:table-cell>
          <table:table-cell table:number-columns-repeated="9"/>
          <table:table-cell table:style-name="ce14" office:value-type="string" calcext:value-type="string">
            <text:p>Расчетный максимум 4,6 кВт</text:p>
          </table:table-cell>
          <table:table-cell table:style-name="ce17" office:value-type="string" calcext:value-type="string">
            <text:p>Расчетный максимум 7 кВт</text:p>
          </table:table-cell>
          <table:table-cell table:style-name="ce18" table:number-columns-repeated="2"/>
          <table:table-cell table:number-columns-repeated="100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.00.0000</text:date>, <text:time style:data-style-name="N2" text:time-value="11:04:40.3524802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26:57.206150500</meta:creation-date>
    <dc:date>2018-06-04T11:33:49.563383428</dc:date>
    <meta:editing-cycles>8</meta:editing-cycles>
    <meta:editing-duration>PT47M12S</meta:editing-duration>
    <meta:generator>LibreOffice/6.0.3.2$Linux_X86_64 LibreOffice_project/00m0$Build-2</meta:generator>
    <meta:document-statistic meta:table-count="1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2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tick-marks-major-inner="true" chart:tick-marks-major-outer="false" chart:logarithmic="false" chart:minimum="0" chart:maximum="1023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 chart:data-label-number="value" chart:data-label-text="false" chart:data-label-symbol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loext:label-stroke-color="#3465a4" chart:link-data-style-to-source="true" chart:data-label-number="value" chart:data-label-text="false" chart:data-label-symbol="true" chart:label-position="top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x" chart:symbol-width="0.25cm" chart:symbol-height="0.25cm"/>
    </style:style>
    <style:style style:name="ch15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square" chart:symbol-width="0.25cm" chart:symbol-height="0.25cm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up" chart:symbol-width="0.25cm" chart:symbol-height="0.25cm" loext:label-stroke-color="#3465a4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5.657cm" svg:height="12.98cm" xlink:href=".." xlink:type="simple" chart:class="chart:scatter" chart:column-mapping="10 11 0 1 2 3 4 5 6 7 8 9" chart:style-name="ch1">
        <chart:title svg:x="4.208cm" svg:y="0.963cm" chart:style-name="ch2">
          <text:p>Трансформатор переменного тока   
A4F346</text:p>
        </chart:title>
        <chart:legend svg:x="30.813cm" svg:y="2.164cm" style:legend-expansion="custom" chartooo:width="3.775cm" chartooo:height="4.709cm" style:legend-expansion-aspect-ratio="0.801656402633255" chart:style-name="ch3"/>
        <chart:plot-area chart:style-name="ch4" table:cell-range-address="Лист1.A1:Лист1.M13" chart:data-source-has-labels="both" svg:x="0.309cm" svg:y="0.709cm" svg:width="34.464cm" svg:height="11.897cm">
          <chartooo:coordinate-region svg:x="1.151cm" svg:y="0.709cm" svg:width="33.435cm" svg:height="11.329cm"/>
          <chart:axis chart:dimension="x" chart:name="primary-x" chart:style-name="ch5" chartooo:axis-type="auto">
            <chart:title svg:x="32.595cm" svg:y="11.922cm" chart:style-name="ch6">
              <text:p>Амперы</text:p>
            </chart:title>
            <chart:categories table:cell-range-address="Лист1.A2:Лист1.A13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1.333cm" svg:y="6.398cm" chart:style-name="ch10">
              <text:p>Аналоговый выход
(диапазон 0-:-1023)</text:p>
            </chart:title>
            <chart:grid chart:style-name="ch7" chart:class="major"/>
          </chart:axis>
          <chart:series chart:style-name="ch11" chart:values-cell-range-address="Лист1.L2:Лист1.L13" chart:label-cell-address="Лист1.L1:Лист1.L1" chart:class="chart:scatter">
            <chart:domain table:cell-range-address="Лист1.A2:Лист1.A13"/>
            <chart:data-point chart:repeated="12"/>
          </chart:series>
          <chart:series chart:style-name="ch12" chart:values-cell-range-address="Лист1.M2:Лист1.M13" chart:label-cell-address="Лист1.M1:Лист1.M1" chart:class="chart:scatter">
            <chart:data-point chart:repeated="12"/>
          </chart:series>
          <chart:series chart:style-name="ch13" chart:values-cell-range-address="Лист1.B2:Лист1.B13" chart:label-cell-address="Лист1.B1:Лист1.B1" chart:class="chart:scatter">
            <chart:data-point chart:style-name="ch14"/>
            <chart:data-point chart:repeated="11"/>
          </chart:series>
          <chart:series chart:style-name="ch15" chart:values-cell-range-address="Лист1.C2:Лист1.C13" chart:label-cell-address="Лист1.C1:Лист1.C1" chart:class="chart:scatter">
            <chart:data-point chart:style-name="ch16"/>
            <chart:data-point chart:repeated="2"/>
            <chart:data-point chart:style-name="ch16" chart:repeated="3"/>
            <chart:data-point chart:repeated="6"/>
          </chart:series>
          <chart:series chart:style-name="ch17" chart:values-cell-range-address="Лист1.D2:Лист1.D13" chart:label-cell-address="Лист1.D1:Лист1.D1" chart:class="chart:scatter">
            <chart:data-point chart:repeated="12"/>
          </chart:series>
          <chart:series chart:style-name="ch18" chart:values-cell-range-address="Лист1.E2:Лист1.E13" chart:label-cell-address="Лист1.E1:Лист1.E1" chart:class="chart:scatter">
            <chart:data-point chart:repeated="12"/>
          </chart:series>
          <chart:series chart:style-name="ch19" chart:values-cell-range-address="Лист1.F2:Лист1.F13" chart:label-cell-address="Лист1.F1:Лист1.F1" chart:class="chart:scatter">
            <chart:data-point chart:repeated="12"/>
          </chart:series>
          <chart:series chart:style-name="ch20" chart:values-cell-range-address="Лист1.G2:Лист1.G13" chart:label-cell-address="Лист1.G1:Лист1.G1" chart:class="chart:scatter">
            <chart:data-point chart:repeated="12"/>
          </chart:series>
          <chart:series chart:style-name="ch21" chart:values-cell-range-address="Лист1.H2:Лист1.H13" chart:label-cell-address="Лист1.H1:Лист1.H1" chart:class="chart:scatter">
            <chart:data-point chart:repeated="12"/>
          </chart:series>
          <chart:series chart:style-name="ch22" chart:values-cell-range-address="Лист1.I2:Лист1.I13" chart:label-cell-address="Лист1.I1:Лист1.I1" chart:class="chart:scatter">
            <chart:data-point chart:repeated="12"/>
          </chart:series>
          <chart:series chart:style-name="ch23" chart:values-cell-range-address="Лист1.J2:Лист1.J13" chart:label-cell-address="Лист1.J1:Лист1.J1" chart:class="chart:scatter">
            <chart:data-point chart:repeated="12"/>
          </chart:series>
          <chart:series chart:style-name="ch24" chart:values-cell-range-address="Лист1.K2:Лист1.K13" chart:label-cell-address="Лист1.K1:Лист1.K1" chart:class="chart:scatter">
            <chart:data-point chart:repeated="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 10к/3,3к</text:p>
                <draw:g>
                  <svg:desc>Лист1.L1:Лист1.L1</svg:desc>
                </draw:g>
              </table:table-cell>
              <table:table-cell office:value-type="string">
                <text:p>Тр1 10к/2,5к</text:p>
                <draw:g>
                  <svg:desc>Лист1.M1:Лист1.M1</svg:desc>
                </draw:g>
              </table:table-cell>
              <table:table-cell office:value-type="string">
                <text:p>Тр1 10к/1к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13</svg:desc>
                </draw:g>
              </table:table-cell>
              <table:table-cell office:value-type="float" office:value="0">
                <text:p>0</text:p>
                <draw:g>
                  <svg:desc>Лист1.L2:Лист1.L13</svg:desc>
                </draw:g>
              </table:table-cell>
              <table:table-cell office:value-type="float" office:value="0">
                <text:p>0</text:p>
                <draw:g>
                  <svg:desc>Лист1.M2:Лист1.M13</svg:desc>
                </draw:g>
              </table:table-cell>
              <table:table-cell office:value-type="float" office:value="0">
                <text:p>0</text:p>
                <draw:g>
                  <svg:desc>Лист1.B2:Лист1.B13</svg:desc>
                </draw:g>
              </table:table-cell>
              <table:table-cell office:value-type="float" office:value="0">
                <text:p>0</text:p>
                <draw:g>
                  <svg:desc>Лист1.C2:Лист1.C13</svg:desc>
                </draw:g>
              </table:table-cell>
              <table:table-cell office:value-type="float" office:value="0">
                <text:p>0</text:p>
                <draw:g>
                  <svg:desc>Лист1.D2:Лист1.D13</svg:desc>
                </draw:g>
              </table:table-cell>
              <table:table-cell office:value-type="float" office:value="0">
                <text:p>0</text:p>
                <draw:g>
                  <svg:desc>Лист1.E2:Лист1.E13</svg:desc>
                </draw:g>
              </table:table-cell>
              <table:table-cell office:value-type="float" office:value="0">
                <text:p>0</text:p>
                <draw:g>
                  <svg:desc>Лист1.F2:Лист1.F13</svg:desc>
                </draw:g>
              </table:table-cell>
              <table:table-cell office:value-type="float" office:value="0">
                <text:p>0</text:p>
                <draw:g>
                  <svg:desc>Лист1.G2:Лист1.G13</svg:desc>
                </draw:g>
              </table:table-cell>
              <table:table-cell office:value-type="float" office:value="0">
                <text:p>0</text:p>
                <draw:g>
                  <svg:desc>Лист1.H2:Лист1.H13</svg:desc>
                </draw:g>
              </table:table-cell>
              <table:table-cell office:value-type="float" office:value="0">
                <text:p>0</text:p>
                <draw:g>
                  <svg:desc>Лист1.I2:Лист1.I13</svg:desc>
                </draw:g>
              </table:table-cell>
              <table:table-cell office:value-type="float" office:value="0">
                <text:p>0</text:p>
                <draw:g>
                  <svg:desc>Лист1.J2:Лист1.J13</svg:desc>
                </draw:g>
              </table:table-cell>
              <table:table-cell office:value-type="float" office:value="0">
                <text:p>0</text:p>
                <draw:g>
                  <svg:desc>Лист1.K2:Лист1.K13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8">
                <text:p>148</text:p>
              </table:table-cell>
              <table:table-cell office:value-type="float" office:value="128">
                <text:p>128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6">
                <text:p>246</text:p>
              </table:table-cell>
              <table:table-cell office:value-type="float" office:value="208">
                <text:p>208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557">
                <text:p>557</text:p>
              </table:table-cell>
              <table:table-cell office:value-type="float" office:value="462">
                <text:p>462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30">
                <text:p>730</text:p>
              </table:table-cell>
              <table:table-cell office:value-type="float" office:value="600">
                <text:p>60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">
                <text:p>838</text:p>
              </table:table-cell>
              <table:table-cell office:value-type="float" office:value="685">
                <text:p>685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750">
                <text:p>75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2">
                <text:p>1002</text:p>
              </table:table-cell>
              <table:table-cell office:value-type="float" office:value="815">
                <text:p>815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22.5">
                <text:p>1022.5</text:p>
              </table:table-cell>
              <table:table-cell office:value-type="float" office:value="831.25">
                <text:p>831.25</text:p>
              </table:table-cell>
              <table:table-cell office:value-type="float" office:value="365.5">
                <text:p>3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023" chart:origin="0" chart:interval-major="2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-color="#c5000b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107cm" svg:height="13.566cm" xlink:href=".." xlink:type="simple" chart:class="chart:bar" chart:style-name="ch1">
        <chart:title svg:x="13.938cm" svg:y="0.406cm" chart:style-name="ch2">
          <text:p>Трансформатор переменного тока</text:p>
        </chart:title>
        <chart:legend svg:x="6.05cm" svg:y="2.967cm" style:legend-expansion="custom" chartooo:width="3.107cm" chartooo:height="4.287cm" style:legend-expansion-aspect-ratio="0.724749241894098" chart:style-name="ch3"/>
        <chart:plot-area chart:style-name="ch4" table:cell-range-address="Лист1.A1:Лист1.M13" chart:data-source-has-labels="both" svg:x="0.23cm" svg:y="0.693cm" svg:width="34.544cm" svg:height="12.711cm">
          <chartooo:coordinate-region svg:x="1.072cm" svg:y="0.693cm" svg:width="33.702cm" svg:height="12.293cm"/>
          <chart:axis chart:dimension="x" chart:name="primary-x" chart:style-name="ch5" chartooo:axis-type="auto">
            <chartooo:date-scale/>
            <chart:title svg:x="31.616cm" svg:y="12.986cm" chart:style-name="ch6">
              <text:p>Амперы</text:p>
            </chart:title>
            <chart:categories table:cell-range-address="Лист1.A2:Лист1.A13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Лист1.B2:Лист1.B13" chart:label-cell-address="Лист1.B1:Лист1.B1" chart:class="chart:bar">
            <chart:data-point chart:repeated="12"/>
          </chart:series>
          <chart:series chart:style-name="ch10" chart:values-cell-range-address="Лист1.C2:Лист1.C13" chart:label-cell-address="Лист1.C1:Лист1.C1" chart:class="chart:bar">
            <chart:data-point chart:repeated="12"/>
          </chart:series>
          <chart:series chart:style-name="ch11" chart:values-cell-range-address="Лист1.D2:Лист1.D13" chart:label-cell-address="Лист1.D1:Лист1.D1" chart:class="chart:bar">
            <chart:data-point chart:repeated="12"/>
          </chart:series>
          <chart:series chart:style-name="ch12" chart:values-cell-range-address="Лист1.E2:Лист1.E13" chart:label-cell-address="Лист1.E1:Лист1.E1" chart:class="chart:bar">
            <chart:data-point chart:repeated="12"/>
          </chart:series>
          <chart:series chart:style-name="ch13" chart:values-cell-range-address="Лист1.F2:Лист1.F13" chart:label-cell-address="Лист1.F1:Лист1.F1" chart:class="chart:bar">
            <chart:data-point chart:repeated="12"/>
          </chart:series>
          <chart:series chart:style-name="ch14" chart:values-cell-range-address="Лист1.G2:Лист1.G13" chart:label-cell-address="Лист1.G1:Лист1.G1" chart:class="chart:bar">
            <chart:data-point chart:repeated="12"/>
          </chart:series>
          <chart:series chart:style-name="ch15" chart:values-cell-range-address="Лист1.H2:Лист1.H13" chart:label-cell-address="Лист1.H1:Лист1.H1" chart:class="chart:bar">
            <chart:data-point chart:repeated="12"/>
          </chart:series>
          <chart:series chart:style-name="ch16" chart:values-cell-range-address="Лист1.I2:Лист1.I13" chart:label-cell-address="Лист1.I1:Лист1.I1" chart:class="chart:bar">
            <chart:data-point chart:repeated="12"/>
          </chart:series>
          <chart:series chart:style-name="ch17" chart:values-cell-range-address="Лист1.J2:Лист1.J13" chart:label-cell-address="Лист1.J1:Лист1.J1" chart:class="chart:bar">
            <chart:data-point chart:repeated="12"/>
          </chart:series>
          <chart:series chart:style-name="ch18" chart:values-cell-range-address="Лист1.K2:Лист1.K13" chart:label-cell-address="Лист1.K1:Лист1.K1" chart:class="chart:bar">
            <chart:data-point chart:repeated="12"/>
          </chart:series>
          <chart:series chart:style-name="ch19" chart:values-cell-range-address="Лист1.L2:Лист1.L13" chart:label-cell-address="Лист1.L1:Лист1.L1" chart:class="chart:bar">
            <chart:data-point chart:repeated="12"/>
          </chart:series>
          <chart:series chart:style-name="ch20" chart:values-cell-range-address="Лист1.M2:Лист1.M13" chart:label-cell-address="Лист1.M1:Лист1.M1" chart:class="chart:line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 10к/1к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  <table:table-cell office:value-type="string">
                <text:p>Тр1 10к/3,3к</text:p>
                <draw:g>
                  <svg:desc>Лист1.L1:Лист1.L1</svg:desc>
                </draw:g>
              </table:table-cell>
              <table:table-cell office:value-type="string">
                <text:p>Тр1 10к/2,5к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13</svg:desc>
                </draw:g>
              </table:table-cell>
              <table:table-cell office:value-type="float" office:value="0">
                <text:p>0</text:p>
                <draw:g>
                  <svg:desc>Лист1.B2:Лист1.B13</svg:desc>
                </draw:g>
              </table:table-cell>
              <table:table-cell office:value-type="float" office:value="0">
                <text:p>0</text:p>
                <draw:g>
                  <svg:desc>Лист1.C2:Лист1.C13</svg:desc>
                </draw:g>
              </table:table-cell>
              <table:table-cell office:value-type="float" office:value="0">
                <text:p>0</text:p>
                <draw:g>
                  <svg:desc>Лист1.D2:Лист1.D13</svg:desc>
                </draw:g>
              </table:table-cell>
              <table:table-cell office:value-type="float" office:value="0">
                <text:p>0</text:p>
                <draw:g>
                  <svg:desc>Лист1.E2:Лист1.E13</svg:desc>
                </draw:g>
              </table:table-cell>
              <table:table-cell office:value-type="float" office:value="0">
                <text:p>0</text:p>
                <draw:g>
                  <svg:desc>Лист1.F2:Лист1.F13</svg:desc>
                </draw:g>
              </table:table-cell>
              <table:table-cell office:value-type="float" office:value="0">
                <text:p>0</text:p>
                <draw:g>
                  <svg:desc>Лист1.G2:Лист1.G13</svg:desc>
                </draw:g>
              </table:table-cell>
              <table:table-cell office:value-type="float" office:value="0">
                <text:p>0</text:p>
                <draw:g>
                  <svg:desc>Лист1.H2:Лист1.H13</svg:desc>
                </draw:g>
              </table:table-cell>
              <table:table-cell office:value-type="float" office:value="0">
                <text:p>0</text:p>
                <draw:g>
                  <svg:desc>Лист1.I2:Лист1.I13</svg:desc>
                </draw:g>
              </table:table-cell>
              <table:table-cell office:value-type="float" office:value="0">
                <text:p>0</text:p>
                <draw:g>
                  <svg:desc>Лист1.J2:Лист1.J13</svg:desc>
                </draw:g>
              </table:table-cell>
              <table:table-cell office:value-type="float" office:value="0">
                <text:p>0</text:p>
                <draw:g>
                  <svg:desc>Лист1.K2:Лист1.K13</svg:desc>
                </draw:g>
              </table:table-cell>
              <table:table-cell office:value-type="float" office:value="0">
                <text:p>0</text:p>
                <draw:g>
                  <svg:desc>Лист1.L2:Лист1.L13</svg:desc>
                </draw:g>
              </table:table-cell>
              <table:table-cell office:value-type="float" office:value="0">
                <text:p>0</text:p>
                <draw:g>
                  <svg:desc>Лист1.M2:Лист1.M13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48">
                <text:p>1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246">
                <text:p>2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557">
                <text:p>55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  <table:table-cell office:value-type="float" office:value="730">
                <text:p>7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  <table:table-cell office:value-type="float" office:value="838">
                <text:p>83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5.5">
                <text:p>3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.5">
                <text:p>1022.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